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JamesUsersRepository.setIgnoreCase(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JamesUsersRepository.setEnableForwarding( boolean enableForwar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JamesUsersRepository.getMappings( String user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JamesUsersRepository.setEnableAliases( boolean enableAlia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